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o0" style:family="table-column">
      <style:table-column-properties fo:break-before="auto" style:column-width="125px"/>
    </style:style>
    <style:style style:name="co1" style:family="table-column">
      <style:table-column-properties fo:break-before="auto" style:column-width="125px"/>
    </style:style>
    <style:style style:name="co2" style:family="table-column">
      <style:table-column-properties fo:break-before="auto" style:column-width="125px"/>
    </style:style>
    <style:style style:name="co3" style:family="table-column">
      <style:table-column-properties fo:break-before="auto" style:column-width="125px"/>
    </style:style>
    <style:style style:name="co4" style:family="table-column">
      <style:table-column-properties fo:break-before="auto" style:column-width="125px"/>
    </style:style>
    <style:style style:name="co5" style:family="table-column">
      <style:table-column-properties fo:break-before="auto" style:column-width="233px"/>
    </style:style>
    <style:style style:name="co6" style:family="table-column">
      <style:table-column-properties fo:break-before="auto" style:column-width="125px"/>
    </style:style>
    <style:style style:name="co7" style:family="table-column">
      <style:table-column-properties fo:break-before="auto" style:column-width="125px"/>
    </style:style>
    <style:style style:name="co8" style:family="table-column">
      <style:table-column-properties fo:break-before="auto" style:column-width="125px"/>
    </style:style>
    <style:style style:name="co9" style:family="table-column">
      <style:table-column-properties fo:break-before="auto" style:column-width="125px"/>
    </style:style>
    <style:style style:name="co10" style:family="table-column">
      <style:table-column-properties fo:break-before="auto" style:column-width="197px"/>
    </style:style>
    <style:style style:name="co11" style:family="table-column">
      <style:table-column-properties fo:break-before="auto" style:column-width="125px"/>
    </style:style>
    <style:style style:name="co12" style:family="table-column">
      <style:table-column-properties fo:break-before="auto" style:column-width="125px"/>
    </style:style>
    <style:style style:name="co13" style:family="table-column">
      <style:table-column-properties fo:break-before="auto" style:column-width="125px"/>
    </style:style>
    <style:style style:name="co14" style:family="table-column">
      <style:table-column-properties fo:break-before="auto" style:column-width="95px"/>
    </style:style>
    <style:style style:name="co15" style:family="table-column">
      <style:table-column-properties fo:break-before="auto" style:column-width="125px"/>
    </style:style>
    <style:style style:name="co16" style:family="table-column">
      <style:table-column-properties fo:break-before="auto" style:column-width="125px"/>
    </style:style>
    <style:style style:name="co17" style:family="table-column">
      <style:table-column-properties fo:break-before="auto" style:column-width="125px"/>
    </style:style>
    <style:style style:name="co18" style:family="table-column">
      <style:table-column-properties fo:break-before="auto" style:column-width="113px"/>
    </style:style>
    <style:style style:name="co19" style:family="table-column">
      <style:table-column-properties fo:break-before="auto" style:column-width="65px"/>
    </style:style>
    <style:style style:name="co20" style:family="table-column">
      <style:table-column-properties fo:break-before="auto" style:column-width="125px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Nodes" table:style-name="ta1">
        <table:table-column table:style-name="co0"/>
        <table:table-column table:style-name="co1"/>
        <table:table-column table:style-name="co2"/>
        <table:table-column table:style-name="co3"/>
        <table:table-column table:style-name="co4"/>
        <table:table-row>
          <table:table-cell office:value-type="string">
            <text:p>nodeName</text:p>
          </table:table-cell>
          <table:table-cell office:value-type="string">
            <text:p>moduleName</text:p>
          </table:table-cell>
          <table:table-cell office:value-type="string">
            <text:p>nodeNumber</text:p>
          </table:table-cell>
          <table:table-cell office:value-type="string">
            <text:p>nodeGroup</text:p>
          </table:table-cell>
          <table:table-cell office:value-type="string">
            <text:p>nodeColour</text:p>
          </table:table-cell>
        </table:table-row>
        <table:table-row>
          <table:table-cell office:value-type="string">
            <text:p>SWITCH IP M1</text:p>
          </table:table-cell>
          <table:table-cell office:value-type="string">
            <text:p>CANACE3C</text:p>
          </table:table-cell>
          <table:table-cell office:value-type="float" office:value="256">
            <text:p>256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>NOG Ether</text:p>
          </table:table-cell>
          <table:table-cell office:value-type="string">
            <text:p>CANEther</text:p>
          </table:table-cell>
          <table:table-cell office:value-type="float" office:value="259">
            <text:p>259</text:p>
          </table:table-cell>
          <table:table-cell office:value-type="string">
            <text:p/>
          </table:table-cell>
          <table:table-cell office:value-type="string">
            <text:p>blue</text:p>
          </table:table-cell>
        </table:table-row>
        <table:table-row>
          <table:table-cell office:value-type="string">
            <text:p>LED OP M2</text:p>
          </table:table-cell>
          <table:table-cell office:value-type="string">
            <text:p>CANLED64</text:p>
          </table:table-cell>
          <table:table-cell office:value-type="float" office:value="303">
            <text:p>303</text:p>
          </table:table-cell>
          <table:table-cell office:value-type="string">
            <text:p/>
          </table:table-cell>
          <table:table-cell office:value-type="string">
            <text:p>green</text:p>
          </table:table-cell>
        </table:table-row>
        <table:table-row>
          <table:table-cell office:value-type="string">
            <text:p>7SEGOP1</text:p>
          </table:table-cell>
          <table:table-cell office:value-type="string">
            <text:p>CANACC8</text:p>
          </table:table-cell>
          <table:table-cell office:value-type="float" office:value="306">
            <text:p>306</text:p>
          </table:table-cell>
          <table:table-cell office:value-type="string">
            <text:p/>
          </table:table-cell>
          <table:table-cell office:value-type="string">
            <text:p>orange</text:p>
          </table:table-cell>
        </table:table-row>
        <table:table-row>
          <table:table-cell office:value-type="string">
            <text:p>7SEGOP2</text:p>
          </table:table-cell>
          <table:table-cell office:value-type="string">
            <text:p>CANACC8</text:p>
          </table:table-cell>
          <table:table-cell office:value-type="float" office:value="307">
            <text:p>307</text:p>
          </table:table-cell>
          <table:table-cell office:value-type="string">
            <text:p/>
          </table:table-cell>
          <table:table-cell office:value-type="string">
            <text:p>maroon</text:p>
          </table:table-cell>
        </table:table-row>
        <table:table-row>
          <table:table-cell office:value-type="string">
            <text:p>MOTDRV1</text:p>
          </table:table-cell>
          <table:table-cell office:value-type="string">
            <text:p>CANACC5</text:p>
          </table:table-cell>
          <table:table-cell office:value-type="float" office:value="411">
            <text:p>411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>POSNIND1</text:p>
          </table:table-cell>
          <table:table-cell office:value-type="string">
            <text:p>CANACE8C</text:p>
          </table:table-cell>
          <table:table-cell office:value-type="float" office:value="412">
            <text:p>412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>MOTDRV2</text:p>
          </table:table-cell>
          <table:table-cell office:value-type="string">
            <text:p>CANACC5</text:p>
          </table:table-cell>
          <table:table-cell office:value-type="float" office:value="421">
            <text:p>421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>MOTDRV2A</text:p>
          </table:table-cell>
          <table:table-cell office:value-type="string">
            <text:p>CANACC5</text:p>
          </table:table-cell>
          <table:table-cell office:value-type="float" office:value="422">
            <text:p>422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>POSNIND2</text:p>
          </table:table-cell>
          <table:table-cell office:value-type="string">
            <text:p>CANACE8C</text:p>
          </table:table-cell>
          <table:table-cell office:value-type="float" office:value="423">
            <text:p>423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>MOTDRV3</text:p>
          </table:table-cell>
          <table:table-cell office:value-type="string">
            <text:p>CANACC5</text:p>
          </table:table-cell>
          <table:table-cell office:value-type="float" office:value="431">
            <text:p>431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>POSNIND3</text:p>
          </table:table-cell>
          <table:table-cell office:value-type="string">
            <text:p>CANACE8C</text:p>
          </table:table-cell>
          <table:table-cell office:value-type="float" office:value="432">
            <text:p>432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>MOTDRV4</text:p>
          </table:table-cell>
          <table:table-cell office:value-type="string">
            <text:p>CANACC5</text:p>
          </table:table-cell>
          <table:table-cell office:value-type="float" office:value="441">
            <text:p>441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>MOTDRV4A</text:p>
          </table:table-cell>
          <table:table-cell office:value-type="string">
            <text:p>CANACC5</text:p>
          </table:table-cell>
          <table:table-cell office:value-type="float" office:value="442">
            <text:p>442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>POSNIND4</text:p>
          </table:table-cell>
          <table:table-cell office:value-type="string">
            <text:p>CANACE8C</text:p>
          </table:table-cell>
          <table:table-cell office:value-type="float" office:value="443">
            <text:p>443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>MOTDRV5</text:p>
          </table:table-cell>
          <table:table-cell office:value-type="string">
            <text:p>CANACC5</text:p>
          </table:table-cell>
          <table:table-cell office:value-type="float" office:value="451">
            <text:p>451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>POSNIND5</text:p>
          </table:table-cell>
          <table:table-cell office:value-type="string">
            <text:p>CANACE8C</text:p>
          </table:table-cell>
          <table:table-cell office:value-type="float" office:value="452">
            <text:p>452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>CONDMOD6</text:p>
          </table:table-cell>
          <table:table-cell office:value-type="string">
            <text:p>CANCOND8C</text:p>
          </table:table-cell>
          <table:table-cell office:value-type="float" office:value="461">
            <text:p>461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>CONDMOD6A</text:p>
          </table:table-cell>
          <table:table-cell office:value-type="string">
            <text:p>CANCOND8C</text:p>
          </table:table-cell>
          <table:table-cell office:value-type="float" office:value="462">
            <text:p>462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>MOTDRV8</text:p>
          </table:table-cell>
          <table:table-cell office:value-type="string">
            <text:p>CANACC5</text:p>
          </table:table-cell>
          <table:table-cell office:value-type="float" office:value="481">
            <text:p>481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>POSNIND8</text:p>
          </table:table-cell>
          <table:table-cell office:value-type="string">
            <text:p>CANACE8C</text:p>
          </table:table-cell>
          <table:table-cell office:value-type="float" office:value="482">
            <text:p>482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>MOTDRV11</text:p>
          </table:table-cell>
          <table:table-cell office:value-type="string">
            <text:p>CANACC5</text:p>
          </table:table-cell>
          <table:table-cell office:value-type="float" office:value="511">
            <text:p>511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>POSNIND11</text:p>
          </table:table-cell>
          <table:table-cell office:value-type="string">
            <text:p>CANACE8C</text:p>
          </table:table-cell>
          <table:table-cell office:value-type="float" office:value="512">
            <text:p>512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>CAB Node</text:p>
          </table:table-cell>
          <table:table-cell office:value-type="string">
            <text:p>CANCAB</text:p>
          </table:table-cell>
          <table:table-cell office:value-type="float" office:value="65535">
            <text:p>65535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Long_Events" table:style-name="ta1"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row>
          <table:table-cell office:value-type="string">
            <text:p>eventName</text:p>
          </table:table-cell>
          <table:table-cell office:value-type="string">
            <text:p>eventNodeNumber</text:p>
          </table:table-cell>
          <table:table-cell office:value-type="string">
            <text:p>eventNumber</text:p>
          </table:table-cell>
          <table:table-cell office:value-type="string">
            <text:p>eventGroup</text:p>
          </table:table-cell>
          <table:table-cell office:value-type="string">
            <text:p>eventColour</text:p>
          </table:table-cell>
        </table:table-row>
        <table:table-row>
          <table:table-cell office:value-type="string">
            <text:p>Board 3 - SGTT (Move 5) Route Set</text:p>
          </table:table-cell>
          <table:table-cell office:value-type="float" office:value="16">
            <text:p>16</text:p>
          </table:table-cell>
          <table:table-cell office:value-type="float" office:value="105">
            <text:p>105</text:p>
          </table:table-cell>
          <table:table-cell office:value-type="string">
            <text:p>test</text:p>
          </table:table-cell>
          <table:table-cell office:value-type="string">
            <text:p>purple</text:p>
          </table:table-cell>
        </table:table-row>
        <table:table-row>
          <table:table-cell office:value-type="string">
            <text:p>Board 3 - CWA (Move 1) Route Set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purple</text:p>
          </table:table-cell>
        </table:table-row>
        <table:table-row>
          <table:table-cell office:value-type="string">
            <text:p>Board 3 - 3A OP Ref Only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>purple</text:p>
          </table:table-cell>
        </table:table-row>
        <table:table-row>
          <table:table-cell office:value-type="string">
            <text:p>Board 3 - ACW (Move 4) Route Set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>Board 3 - 4A OP Ref Only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>Board 3 - NGTT (Move 2) Route Se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>Board 3 - CWB (Move 3) Route Set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>Board 3 - CWC (Move 6) Route Set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Short_Events" table:style-name="ta1">
        <table:table-column table:style-name="co10"/>
        <table:table-column table:style-name="co11"/>
        <table:table-column table:style-name="co12"/>
        <table:table-column table:style-name="co13"/>
        <table:table-row>
          <table:table-cell office:value-type="string">
            <text:p>eventName</text:p>
          </table:table-cell>
          <table:table-cell office:value-type="string">
            <text:p>eventNumber</text:p>
          </table:table-cell>
          <table:table-cell office:value-type="string">
            <text:p>eventGroup</text:p>
          </table:table-cell>
          <table:table-cell office:value-type="string">
            <text:p>eventColour</text:p>
          </table:table-cell>
        </table:table-row>
        <table:table-row>
          <table:table-cell office:value-type="string">
            <text:p>Set Route CWB (Move 1)</text:p>
          </table:table-cell>
          <table:table-cell office:value-type="float" office:value="1">
            <text:p>1</text:p>
          </table:table-cell>
          <table:table-cell office:value-type="string">
            <text:p>Test 1</text:p>
          </table:table-cell>
          <table:table-cell office:value-type="string">
            <text:p>lime</text:p>
          </table:table-cell>
        </table:table-row>
        <table:table-row>
          <table:table-cell office:value-type="string">
            <text:p>Set Route NGTT (Move 2)</text:p>
          </table:table-cell>
          <table:table-cell office:value-type="float" office:value="2">
            <text:p>2</text:p>
          </table:table-cell>
          <table:table-cell office:value-type="string">
            <text:p>Test 2</text:p>
          </table:table-cell>
          <table:table-cell office:value-type="string">
            <text:p>lime</text:p>
          </table:table-cell>
        </table:table-row>
        <table:table-row>
          <table:table-cell office:value-type="string">
            <text:p>Set Route SGTT/CWA (Move 3)</text:p>
          </table:table-cell>
          <table:table-cell office:value-type="float" office:value="3">
            <text:p>3</text:p>
          </table:table-cell>
          <table:table-cell office:value-type="string">
            <text:p>Test 3</text:p>
          </table:table-cell>
          <table:table-cell office:value-type="string">
            <text:p>red</text:p>
          </table:table-cell>
        </table:table-row>
        <table:table-row>
          <table:table-cell office:value-type="string">
            <text:p>Set Route ACW (Move 4)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>red</text:p>
          </table:table-cell>
        </table:table-row>
        <table:table-row>
          <table:table-cell office:value-type="string">
            <text:p>Set Route SGTT (Move 5)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>Set Route CWC (Move 6)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>SEQ Decrement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>SEQ Increment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>SOD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>SENS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>LED test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>SEQ 12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  <table:table-cell office:value-type="string">
            <text:p>black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Names" table:style-name="ta1">
        <table:table-column table:style-name="co14"/>
        <table:table-column table:style-name="co15"/>
        <table:table-column table:style-name="co16"/>
        <table:table-column table:style-name="co17"/>
        <table:table-column table:style-name="co18"/>
        <table:table-column table:style-name="co19"/>
        <table:table-column table:style-name="co20"/>
        <table:table-row>
          <table:table-cell office:value-type="string">
            <text:p>nodeNumber</text:p>
          </table:table-cell>
          <table:table-cell office:value-type="string">
            <text:p>nodeName</text:p>
          </table:table-cell>
          <table:table-cell office:value-type="string">
            <text:p>nodeGroup</text:p>
          </table:table-cell>
          <table:table-cell office:value-type="string">
            <text:p>moduleName</text:p>
          </table:table-cell>
          <table:table-cell office:value-type="string">
            <text:p>token</text:p>
          </table:table-cell>
          <table:table-cell office:value-type="string">
            <text:p>number</text:p>
          </table:table-cell>
          <table:table-cell office:value-type="string">
            <text:p>name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selectable colours" table:style-name="ta1">
        <table:table-row>
          <table:table-cell office:value-type="string">
            <text:p>colour</text:p>
          </table:table-cell>
        </table:table-row>
        <table:table-row>
          <table:table-cell office:value-type="string">
            <text:p>aqua</text:p>
          </table:table-cell>
        </table:table-row>
        <table:table-row>
          <table:table-cell office:value-type="string">
            <text:p>black</text:p>
          </table:table-cell>
        </table:table-row>
        <table:table-row>
          <table:table-cell office:value-type="string">
            <text:p>blue</text:p>
          </table:table-cell>
        </table:table-row>
        <table:table-row>
          <table:table-cell office:value-type="string">
            <text:p>gray</text:p>
          </table:table-cell>
        </table:table-row>
        <table:table-row>
          <table:table-cell office:value-type="string">
            <text:p>green</text:p>
          </table:table-cell>
        </table:table-row>
        <table:table-row>
          <table:table-cell office:value-type="string">
            <text:p>lime</text:p>
          </table:table-cell>
        </table:table-row>
        <table:table-row>
          <table:table-cell office:value-type="string">
            <text:p>maroon</text:p>
          </table:table-cell>
        </table:table-row>
        <table:table-row>
          <table:table-cell office:value-type="string">
            <text:p>navy</text:p>
          </table:table-cell>
        </table:table-row>
        <table:table-row>
          <table:table-cell office:value-type="string">
            <text:p>olive</text:p>
          </table:table-cell>
        </table:table-row>
        <table:table-row>
          <table:table-cell office:value-type="string">
            <text:p>orange</text:p>
          </table:table-cell>
        </table:table-row>
        <table:table-row>
          <table:table-cell office:value-type="string">
            <text:p>purple</text:p>
          </table:table-cell>
        </table:table-row>
        <table:table-row>
          <table:table-cell office:value-type="string">
            <text:p>red</text:p>
          </table:table-cell>
        </table:table-row>
        <table:table-row>
          <table:table-cell office:value-type="string">
            <text:p>teal</text:p>
          </table:table-cell>
        </table:table-row>
        <table:table-row>
          <table:table-cell office:value-type="string">
            <text:p>yellow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